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Consolas, Monaco, 'andale mono', Courier, Verdan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72dbc" officeooo:paragraph-rsid="00172dbc"/>
    </style:style>
    <style:style style:name="P2" style:family="paragraph" style:parent-style-name="Standard">
      <style:text-properties style:font-name="Times New Roman" fo:font-size="14pt" officeooo:rsid="00172dbc" officeooo:paragraph-rsid="00172dbc" style:font-size-asian="14pt" style:font-size-complex="14pt"/>
    </style:style>
    <style:style style:name="P3" style:family="paragraph" style:parent-style-name="Standard">
      <style:text-properties style:font-name="Times New Roman" fo:font-size="14pt" officeooo:rsid="00189574" officeooo:paragraph-rsid="00189574" style:font-size-asian="14pt" style:font-size-complex="14pt"/>
    </style:style>
    <style:style style:name="P4" style:family="paragraph" style:parent-style-name="Standard">
      <style:text-properties style:font-name="Times New Roman" fo:font-size="14pt" fo:font-weight="bold" officeooo:rsid="00172dbc" officeooo:paragraph-rsid="00172dbc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2pt" officeooo:rsid="001a382c" officeooo:paragraph-rsid="001a382c" style:font-size-asian="12pt" style:font-size-complex="12pt"/>
    </style:style>
    <style:style style:name="P6" style:family="paragraph" style:parent-style-name="Standard">
      <style:text-properties style:font-name="Times New Roman" fo:font-size="12pt" officeooo:rsid="001baec6" officeooo:paragraph-rsid="001baec6" style:font-size-asian="12pt" style:font-size-complex="12pt"/>
    </style:style>
    <style:style style:name="P7" style:family="paragraph" style:parent-style-name="Standard">
      <style:text-properties style:font-name="Times New Roman" fo:font-size="12pt" officeooo:rsid="001baec6" officeooo:paragraph-rsid="001baec6" style:font-size-asian="12pt" style:font-size-complex="12pt"/>
    </style:style>
    <style:style style:name="P8" style:family="paragraph" style:parent-style-name="Standard">
      <style:text-properties style:font-name="Times New Roman" fo:font-size="12pt" officeooo:rsid="001c8de9" officeooo:paragraph-rsid="001c8de9" style:font-size-asian="12pt" style:font-size-complex="12pt"/>
    </style:style>
    <style:style style:name="P9" style:family="paragraph" style:parent-style-name="Standard">
      <style:text-properties style:font-name="Times New Roman" fo:font-size="12pt" officeooo:rsid="0021b30a" officeooo:paragraph-rsid="0021b30a" style:font-size-asian="12pt" style:font-size-complex="12pt"/>
    </style:style>
    <style:style style:name="P10" style:family="paragraph" style:parent-style-name="Standard">
      <style:text-properties style:font-name="Times New Roman" fo:font-size="14pt" fo:font-weight="bold" officeooo:rsid="00189574" officeooo:paragraph-rsid="0018957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officeooo:rsid="00172dbc" officeooo:paragraph-rsid="00189574" style:font-size-asian="14pt" style:font-size-complex="14pt"/>
    </style:style>
    <style:style style:name="P12" style:family="paragraph" style:parent-style-name="Standard">
      <style:text-properties style:font-name="Times New Roman" fo:font-size="14pt" officeooo:rsid="00189574" officeooo:paragraph-rsid="00189574" style:font-size-asian="14pt" style:font-size-complex="14pt"/>
    </style:style>
    <style:style style:name="P13" style:family="paragraph" style:parent-style-name="Standard">
      <style:text-properties fo:font-variant="normal" fo:text-transform="none" fo:color="#111111" loext:opacity="100%" style:font-name="Times New Roman" fo:font-size="12pt" fo:letter-spacing="normal" fo:font-style="normal" fo:font-weight="bold" officeooo:rsid="001c8de9" officeooo:paragraph-rsid="001c8de9" style:font-size-asian="12pt" style:font-weight-asian="bold" style:font-size-complex="12pt" style:font-weight-complex="bold"/>
    </style:style>
    <style:style style:name="T1" style:family="text">
      <style:text-properties officeooo:rsid="001895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9574" style:font-weight-asian="bold" style:font-weight-complex="bold"/>
    </style:style>
    <style:style style:name="T4" style:family="text">
      <style:text-properties officeooo:rsid="001ee93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9574" style:font-weight-asian="normal" style:font-weight-complex="normal"/>
    </style:style>
    <style:style style:name="T7" style:family="text">
      <style:text-properties fo:font-weight="normal" officeooo:rsid="00226253" style:font-weight-asian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Week – 1</text:p>
      <text:p text:style-name="P2"/>
      <text:p text:style-name="P4">1) Basics of Linux</text:p>
      <text:p text:style-name="P2"/>
      <text:p text:style-name="P5">Basic Commands:</text:p>
      <text:p text:style-name="P5"/>
      <text:p text:style-name="P5">Make a new directory: <text:span text:style-name="T2">mkdir &lt;dirname&gt;</text:span></text:p>
      <text:p text:style-name="P5">Remove directory if it is empty else throw an error: <text:span text:style-name="T2">rmdir &lt;dirname&gt;</text:span></text:p>
      <text:p text:style-name="P5">Copy file: <text:span text:style-name="T2">cp &lt;source&gt; &lt;destination&gt;</text:span></text:p>
      <text:p text:style-name="P5">Create a new file: <text:span text:style-name="T2">touch &lt;filename&gt;</text:span></text:p>
      <text:p text:style-name="P5">Delete a single file:<text:span text:style-name="T2"> rm &lt;filename&gt;</text:span></text:p>
      <text:p text:style-name="P5">Delete a whole folder:<text:span text:style-name="T2"> rm -r &lt;foldername&gt;</text:span></text:p>
      <text:p text:style-name="P5">Change working directory: <text:span text:style-name="T2">cd &lt;path&gt;</text:span></text:p>
      <text:p text:style-name="P5">Move to parent directory: <text:span text:style-name="T2">cd ..</text:span> and Move to previous directory: <text:span text:style-name="T2">cd -</text:span></text:p>
      <text:p text:style-name="P5">List contents of a folder: <text:span text:style-name="T2">ls</text:span></text:p>
      <text:p text:style-name="P5">Print current directory: <text:span text:style-name="T2">pwd</text:span></text:p>
      <text:p text:style-name="P6"/>
      <text:p text:style-name="P6"><text:span text:style-name="T2">ls -a </text:span>: command is used to list all the hidden and all the files in the system. Hidden files will be shown by . In the prefix.</text:p>
      <text:p text:style-name="P6"/>
      <text:p text:style-name="P6"><text:span text:style-name="T2">rename </text:span>: command is used to rename the file and various command can be used with it.</text:p>
      <text:p text:style-name="P6"/>
      <text:p text:style-name="P8"><text:span text:style-name="T2">top</text:span> command and it’s variations</text:p>
      <text:p text:style-name="P8"/>
      <text:p text:style-name="P8">to count the processes running by a user as hp then follow below command:</text:p>
      <text:p text:style-name="P13">$ ps -U hp -u hp u | wc -l</text:p>
      <text:p text:style-name="P2"/>
      <text:p text:style-name="P11"><text:span text:style-name="T2">2) </text:span><text:span text:style-name="T3">Git and GitHub</text:span></text:p>
      <text:p text:style-name="P9"><text:span text:style-name="T6">b</text:span><text:span text:style-name="T5">asic git and github commands. </text:span><text:span text:style-name="T7">Push, clone, stash, merge, tag mechanism and etc.</text:span></text:p>
      <text:p text:style-name="P9"><text:span text:style-name="T7"/></text:p>
      <text:p text:style-name="P10">3) Shell Scripting</text:p>
      <text:p text:style-name="P3"/>
      <text:p text:style-name="P3">4) C/C++ and Makefiles</text:p>
      <text:p text:style-name="P3">5) Debugging with GDB</text:p>
      <text:p text:style-name="P3">6) xv6 installatio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Consolas, Monaco, 'andale mono', Courier, Verdan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21:53:53.464939486</meta:creation-date>
    <meta:generator>LibreOffice/7.3.2.2$Linux_X86_64 LibreOffice_project/30$Build-2</meta:generator>
    <dc:date>2022-05-18T12:04:28.309429818</dc:date>
    <meta:editing-duration>PT57M49S</meta:editing-duration>
    <meta:editing-cycles>10</meta:editing-cycles>
    <meta:document-statistic meta:table-count="0" meta:image-count="0" meta:object-count="0" meta:page-count="1" meta:paragraph-count="24" meta:word-count="183" meta:character-count="976" meta:non-whitespace-character-count="810"/>
  </office:meta>
</office:document-meta>
</file>